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d5817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54b5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5db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97c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1379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5328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8a94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de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83d6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93d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d7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be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83d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7689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741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f9e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95800">
      <style:table-column-properties style:rel-column-width="16383*"/>
    </style:style>
    <style:style style:family="table" style:name="ab0ab20">
      <style:table-properties style:width="1.697cm" table:align="left"/>
    </style:style>
    <style:style style:family="graphic" style:name="a9309a7" style:parent-style-name="Frame">
      <style:graphic-properties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Frame with Table:</text:p>
      <text:p text:style-name="Standard"><draw:frame draw:style-name="a9309a7" svg:width="20.0mm" text:anchor-type="paragraph"><draw:text-box><table:table table:style-name="ab0ab20"><table:table-column table:number-columns-repeated="4" table:style-name="a995800"/><table:table-row><table:table-cell table:style-name="aff9eeb"><text:p text:style-name="Table_20_Contents">a</text:p></table:table-cell><table:table-cell table:style-name="a8f7411"><text:p text:style-name="Table_20_Contents">b</text:p></table:table-cell><table:table-cell table:style-name="aa7689a"><text:p text:style-name="Table_20_Contents">c</text:p></table:table-cell><table:table-cell table:style-name="aac83d3"><text:p text:style-name="Table_20_Contents">d</text:p></table:table-cell></table:table-row><table:table-row><table:table-cell table:style-name="a9bbecc"><text:p text:style-name="Table_20_Contents">e</text:p></table:table-cell><table:table-cell table:style-name="a6ed78b"><text:p text:style-name="Table_20_Contents">f</text:p></table:table-cell><table:table-cell table:style-name="a393dcd"><text:p text:style-name="Table_20_Contents">g</text:p></table:table-cell><table:table-cell table:style-name="a483d6f"><text:p text:style-name="Table_20_Contents">h</text:p></table:table-cell></table:table-row><table:table-row><table:table-cell table:style-name="a9bde6d"><text:p text:style-name="Table_20_Contents"/></table:table-cell><table:table-cell table:style-name="a88a942"><text:p text:style-name="Table_20_Contents"/></table:table-cell><table:table-cell table:style-name="a853280"><text:p text:style-name="Table_20_Contents"/></table:table-cell><table:table-cell table:style-name="a713790"><text:p text:style-name="Table_20_Contents"/></table:table-cell></table:table-row><table:table-row><table:table-cell table:style-name="a9c97c1"><text:p text:style-name="Table_20_Contents"/></table:table-cell><table:table-cell table:style-name="ac5db81"><text:p text:style-name="Table_20_Contents"/></table:table-cell><table:table-cell table:style-name="a054b52"><text:p text:style-name="Table_20_Contents"/></table:table-cell><table:table-cell table:style-name="ad5817a"><text:p text:style-name="Table_20_Contents"/></table:table-cell></table:table-row></table:table><text:p text:style-name="Frame_20_contents"/></draw:text-box></draw:frame></text:p>
      <text:p text:style-name="Standard">This is the en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6</dc:date>
    <meta:editing-cycles>2</meta:editing-cycles>
    <meta:editing-duration>PT0.015S</meta:editing-duration>
  </office:meta>
</office:document-meta>
</file>